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Extended" svg:font-family="'Lato Extended', Lato,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5dde" officeooo:paragraph-rsid="000e5dde"/>
    </style:style>
    <style:style style:name="P2" style:family="paragraph" style:parent-style-name="Standard">
      <style:text-properties officeooo:rsid="000e68b0" officeooo:paragraph-rsid="000e68b0"/>
    </style:style>
    <style:style style:name="P3" style:family="paragraph" style:parent-style-name="Standard">
      <style:text-properties officeooo:rsid="000e68b0" officeooo:paragraph-rsid="00100517"/>
    </style:style>
    <style:style style:name="P4" style:family="paragraph" style:parent-style-name="Standard">
      <style:text-properties officeooo:rsid="000e68b0" officeooo:paragraph-rsid="0010c6dd"/>
    </style:style>
    <style:style style:name="P5" style:family="paragraph" style:parent-style-name="Standard">
      <style:text-properties officeooo:rsid="00100517" officeooo:paragraph-rsid="00100517"/>
    </style:style>
    <style:style style:name="P6" style:family="paragraph" style:parent-style-name="Standard">
      <style:text-properties officeooo:rsid="00100517" officeooo:paragraph-rsid="0010c6dd"/>
    </style:style>
    <style:style style:name="P7" style:family="paragraph" style:parent-style-name="Standard">
      <style:text-properties officeooo:rsid="0011b7ce" officeooo:paragraph-rsid="0011b7ce"/>
    </style:style>
    <style:style style:name="P8" style:family="paragraph" style:parent-style-name="Standard">
      <style:text-properties officeooo:rsid="0011b7ce" officeooo:paragraph-rsid="00125038"/>
    </style:style>
    <style:style style:name="P9" style:family="paragraph" style:parent-style-name="Standard">
      <style:text-properties officeooo:rsid="0011b7ce" officeooo:paragraph-rsid="00140935"/>
    </style:style>
    <style:style style:name="P10" style:family="paragraph" style:parent-style-name="Standard">
      <style:text-properties officeooo:rsid="00140935" officeooo:paragraph-rsid="00140935"/>
    </style:style>
    <style:style style:name="P11" style:family="paragraph" style:parent-style-name="Standard">
      <style:text-properties fo:font-variant="normal" fo:text-transform="none" fo:color="#525252" style:font-name="Lato Extended" fo:font-size="12pt" fo:letter-spacing="normal" fo:font-style="normal" fo:font-weight="normal" officeooo:paragraph-rsid="000e5dde"/>
    </style:style>
    <style:style style:name="P12" style:family="paragraph" style:parent-style-name="Standard">
      <style:text-properties fo:font-weight="bold" officeooo:rsid="000e68b0" officeooo:paragraph-rsid="000e68b0" style:font-weight-asian="bold" style:font-weight-complex="bold"/>
    </style:style>
    <style:style style:name="P13" style:family="paragraph" style:parent-style-name="Standard">
      <style:text-properties fo:font-weight="bold" officeooo:rsid="00100517" officeooo:paragraph-rsid="00100517" style:font-weight-asian="bold" style:font-weight-complex="bold"/>
    </style:style>
    <style:style style:name="P14" style:family="paragraph" style:parent-style-name="Standard">
      <style:text-properties fo:font-weight="bold" officeooo:rsid="00140935" officeooo:paragraph-rsid="00140935" style:font-weight-asian="bold" style:font-weight-complex="bold"/>
    </style:style>
    <style:style style:name="P15" style:family="paragraph" style:parent-style-name="Standard">
      <style:text-properties fo:font-weight="bold" officeooo:rsid="0011b7ce" officeooo:paragraph-rsid="0011b7ce" style:font-weight-asian="bold" style:font-weight-complex="bold"/>
    </style:style>
    <style:style style:name="P16" style:family="paragraph" style:parent-style-name="Standard">
      <style:text-properties fo:font-weight="bold" officeooo:rsid="00148194" officeooo:paragraph-rsid="00148194" style:font-weight-asian="bold" style:font-weight-complex="bold"/>
    </style:style>
    <style:style style:name="P17" style:family="paragraph" style:parent-style-name="Standard">
      <style:text-properties fo:font-weight="bold" officeooo:rsid="001606e6" officeooo:paragraph-rsid="001606e6" style:font-weight-asian="bold" style:font-weight-complex="bold"/>
    </style:style>
    <style:style style:name="P18" style:family="paragraph" style:parent-style-name="Standard">
      <style:text-properties fo:font-weight="bold" officeooo:rsid="00167552" officeooo:paragraph-rsid="00167552" style:font-weight-asian="bold" style:font-weight-complex="bold"/>
    </style:style>
    <style:style style:name="P19" style:family="paragraph" style:parent-style-name="Standard">
      <style:text-properties officeooo:rsid="001519c0" officeooo:paragraph-rsid="001519c0"/>
    </style:style>
    <style:style style:name="P20" style:family="paragraph" style:parent-style-name="Standard">
      <style:text-properties officeooo:rsid="0011e505" officeooo:paragraph-rsid="00125038"/>
    </style:style>
    <style:style style:name="T1" style:family="text">
      <style:text-properties officeooo:rsid="000e68b0"/>
    </style:style>
    <style:style style:name="T2" style:family="text">
      <style:text-properties officeooo:rsid="00100517"/>
    </style:style>
    <style:style style:name="T3" style:family="text">
      <style:text-properties officeooo:rsid="0010c6dd"/>
    </style:style>
    <style:style style:name="T4" style:family="text">
      <style:text-properties officeooo:rsid="00125038"/>
    </style:style>
    <style:style style:name="T5" style:family="text">
      <style:text-properties officeooo:rsid="00140935"/>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519c0" style:font-weight-asian="normal" style:font-weight-complex="normal"/>
    </style:style>
    <style:style style:name="T9" style:family="text">
      <style:text-properties fo:font-weight="normal" officeooo:rsid="001606e6" style:font-weight-asian="normal" style:font-weight-complex="normal"/>
    </style:style>
    <style:style style:name="T10" style:family="text">
      <style:text-properties fo:font-weight="normal" officeooo:rsid="00167552"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dd <text:s/>130 </text:p>
      <text:p text:style-name="P1">final project site plan</text:p>
      <text:p text:style-name="P1">Doug DeMille</text:p>
      <text:p text:style-name="P1"/>
      <text:p text:style-name="P19"><text:span text:style-name="T6">Topics covered:</text:span> </text:p>
      <text:p text:style-name="P19"><text:tab/>Several meal plans, which will include a main dish and side. Equipment and fundamental cooking skills to complete the recipes.</text:p>
      <text:p text:style-name="P11"/>
      <text:p text:style-name="P1"><text:span text:style-name="T6">Target Audience:</text:span> </text:p>
      <text:p text:style-name="P1"><text:tab/>Someone fairly new to cooking as the recipes and techniques will be simple and probably not prepared in the right way according to a chef. <text:span text:style-name="T1">The user would not be</text:span> looking for fancy, gourmet recipes just something to get the job done without spending a lot of time, money or effort on it. A typical user would be a male. 20’s to 40’s or perhaps an older gentleman who has been widowed and now needs to fend for himself in the kitchen. Could also be a single parent. Or really just anybody who needs a quick easy meal idea. </text:p>
      <text:p text:style-name="P1"/>
      <text:p text:style-name="P12">Scenarios/questions answered by my website or expected to be answered by the site:</text:p>
      <text:p text:style-name="P3"><text:tab/><text:span text:style-name="T2">The main question I want the site to answer is, “What is something easy I can make for dinner and what are some sides that can go with it?” I’d like to answer this question on the homepage buy prominently featuring a list of my top 5 easiest meals. A meal would consist of a main dish and a side or two. <text:s/></text:span></text:p>
      <text:p text:style-name="P2"><text:tab/>One scenario could be that the user didn’t really plan anything for <text:span text:style-name="T3">dinner that night </text:span>and now needs to make meals with ingredients they have on hand in their pantry or food storage. <text:span text:style-name="T3">They may not have much time too cook it.</text:span></text:p>
      <text:p text:style-name="P2"><text:tab/><text:span text:style-name="T2">Another scenario would be someone trying to plan their meals for the week and needing some ideas before heading out to the grocery store. This type of person would have the option of planning meals that could be left in the slow cooker all day since they are planning ahead</text:span></text:p>
      <text:p text:style-name="P2"><text:tab/>The site will help someone new to cooking by recommending useful equipment such as a <text:span text:style-name="T3">slow cooker</text:span>, meat thermometer, <text:span text:style-name="T3">and I</text:span>nsta-pot. It will also give instructions on how to cook basic things like potatoes, rice, and browning hamburger. </text:p>
      <text:p text:style-name="P4"><text:tab/><text:span text:style-name="T2">As the site grows I envision it containing enough recipes that someone could use it as their everyday menu. It could have a sets of recipes, maybe 30 each, for summer and winter. Eventually I would like to include a feature where they can pick the recipe and side and it will populate a shopping list so they know what they need to buy.</text:span></text:p>
      <text:p text:style-name="P5"/>
      <text:p text:style-name="P5"/>
      <text:p text:style-name="P13">Activities on the site:</text:p>
      <text:p text:style-name="P6"><text:tab/><text:span text:style-name="T3">Users will look up basic cooking techniques and find out what equipment is needed for my recipes. They will look up recipes. They will have the site open as they cook. They will want to print recipes from the site. They will use it to plan their grocery trip. They may rotate through the recipes so they never again have to come up with something to make for dinner.</text:span></text:p>
      <text:p text:style-name="P10"/>
      <text:p text:style-name="P14">Why would people use my site verses some other site:</text:p>
      <text:p text:style-name="P9"><text:tab/><text:span text:style-name="T4">Most websites just have recipes, but mine will be organized as meal plans. Hopefully that will help it stand out a bit. </text:span></text:p>
      <text:p text:style-name="P9"><text:tab/><text:span text:style-name="T5">Also, most cooking sites have tons of pop-ups and ads that make them quite difficult to navigate and find the actual recipes. Many also make you scroll through some list of recipes so it’s not quick or easy to find what you’re looking for. Mine will not have all that so it should be a lot easier to find what the user is looking for and load a lot faster. </text:span></text:p>
      <text:p text:style-name="P9"><text:soft-page-break/><text:tab/><text:span text:style-name="T5">Mine will be geared towards inexperienced male cooks whereas most websites are geared toward moms. </text:span></text:p>
      <text:p text:style-name="P9"/>
      <text:p text:style-name="P15">Are there similar sites on the internet:</text:p>
      <text:p text:style-name="P8"><text:tab/>There are many sites on the internet claiming to have fast, simple, easy recipes. When I visit them I find that they almost never live up to their claims. <text:s/>So far I haven’t found any websites that offer a collection of recipes for simple foods that are easy, quick, healthy, and use common ingredients. </text:p>
      <text:p text:style-name="P20"><text:tab/>Most cooking websites are written by people who actually know how to cook and are geared towards women who also know how to cook. I am not a chef and my website will be for guys who don’t know how to cook and really don’t aspire to be great cooks. They aren’t trying to impress anybody. They just want to cook something edible asap then get on with their lives. </text:p>
      <text:p text:style-name="P7"/>
      <text:p text:style-name="P16">Pages: </text:p>
      <text:p text:style-name="P16">Home: <text:span text:style-name="T9">contains description of what the site is about and why it’s so awesome. Has section listing meal ideas which are so easy they don’t need recipes, or where the cooking is already explained in the techniques section (ie chili on a potato, </text:span><text:span text:style-name="T10">sauce on spaghetti, hamburgers)</text:span></text:p>
      <text:p text:style-name="P17">Top 5 meal plans: <text:span text:style-name="T7">where actual recipes are are written</text:span></text:p>
      <text:p text:style-name="P18">Meal plans:<text:span text:style-name="T7"> (under construction- probably won’t get to it for this class) Where I’ll continually add recipes/sides as the site grows. </text:span></text:p>
      <text:p text:style-name="P16">Equipment: <text:span text:style-name="T7">Will show photos describe what equipment I recommend for the recipes.</text:span></text:p>
      <text:p text:style-name="P16">Techniques: <text:span text:style-name="T7">Will have pictures and instructions on how </text:span><text:span text:style-name="T8">to cook basic, staple foods </text:span><text:span text:style-name="T10">like rice and potatoes. </text:span></text:p>
      <text:p text:style-name="P16"/>
      <text:p text:style-name="P16">Design:<text:span text:style-name="T7"> masculine. No cursive or lacy fonts. Colors bold, strong, dark – no paste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Extended" svg:font-family="'Lato Extended', Lato,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21:25:28.857000000</meta:creation-date>
    <dc:date>2020-11-17T21:51:19.556000000</dc:date>
    <meta:editing-duration>PT14H12M44S</meta:editing-duration>
    <meta:editing-cycles>3</meta:editing-cycles>
    <meta:generator>LibreOffice/6.0.7.3$Windows_X86_64 LibreOffice_project/dc89aa7a9eabfd848af146d5086077aeed2ae4a5</meta:generator>
    <meta:document-statistic meta:table-count="0" meta:image-count="0" meta:object-count="0" meta:page-count="2" meta:paragraph-count="29" meta:word-count="842" meta:character-count="4652" meta:non-whitespace-character-count="3807"/>
  </office:meta>
</office:document-meta>
</file>